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stroke-linejoin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ffffff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863cm"/>
    </style:style>
    <style:style style:name="gr8" style:family="graphic" style:parent-style-name="standard">
      <style:graphic-properties draw:stroke="none" svg:stroke-color="#000000" draw:fill="none" draw:fill-color="#ffffff" fo:min-height="0.748cm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cm" svg:height="5cm" svg:x="5.4cm" svg:y="3.718cm">
          <text:p/>
        </draw:rect>
        <draw:ellipse draw:style-name="gr2" draw:text-style-name="P1" draw:layer="layout" svg:width="4cm" svg:height="0.4cm" svg:x="5.4cm" svg:y="3.518cm">
          <text:p/>
        </draw:ellipse>
        <draw:line draw:style-name="gr3" draw:text-style-name="P1" draw:layer="layout" svg:x1="6.4cm" svg:y1="2.318cm" svg:x2="6.4cm" svg:y2="3.718cm">
          <text:p/>
        </draw:line>
        <draw:line draw:style-name="gr4" draw:text-style-name="P1" draw:layer="layout" svg:x1="6.4cm" svg:y1="2.318cm" svg:x2="3.3cm" svg:y2="2.318cm">
          <text:p/>
        </draw:line>
        <draw:line draw:style-name="gr3" draw:text-style-name="P1" draw:layer="layout" svg:x1="8.4cm" svg:y1="7.718cm" svg:x2="11.4cm" svg:y2="7.718cm">
          <text:p/>
        </draw:line>
        <draw:line draw:style-name="gr5" draw:text-style-name="P1" draw:layer="layout" svg:x1="7.4cm" svg:y1="1.818cm" svg:x2="7.4cm" svg:y2="6.718cm">
          <text:p/>
        </draw:line>
        <draw:line draw:style-name="gr4" draw:text-style-name="P1" draw:layer="layout" svg:x1="3.4cm" svg:y1="5.718cm" svg:x2="6.4cm" svg:y2="5.718cm">
          <text:p/>
        </draw:line>
        <draw:line draw:style-name="gr4" draw:text-style-name="P1" draw:layer="layout" svg:x1="3.4cm" svg:y1="7.718cm" svg:x2="6.4cm" svg:y2="7.718cm">
          <text:p/>
        </draw:line>
        <draw:g>
          <draw:line draw:style-name="gr4" draw:text-style-name="P1" draw:layer="layout" svg:x1="6.371cm" svg:y1="7.717cm" svg:x2="5.956cm" svg:y2="7.106cm">
            <text:p/>
          </draw:line>
          <draw:line draw:style-name="gr4" draw:text-style-name="P1" draw:layer="layout" svg:x1="5.956cm" svg:y1="7.106cm" svg:x2="6.386cm" svg:y2="6.717cm">
            <text:p/>
          </draw:line>
          <draw:line draw:style-name="gr4" draw:text-style-name="P1" draw:layer="layout" svg:x1="5.97cm" svg:y1="6.106cm" svg:x2="6.385cm" svg:y2="6.717cm">
            <text:p/>
          </draw:line>
          <draw:line draw:style-name="gr4" draw:text-style-name="P1" draw:layer="layout" svg:x1="5.97cm" svg:y1="6.106cm" svg:x2="6.4cm" svg:y2="5.717cm">
            <text:p/>
          </draw:line>
        </draw:g>
        <draw:ellipse draw:style-name="gr6" draw:text-style-name="P1" draw:layer="layout" svg:width="0.7cm" svg:height="0.3cm" svg:x="6.7cm" svg:y="6.618cm">
          <text:p/>
        </draw:ellipse>
        <draw:ellipse draw:style-name="gr6" draw:text-style-name="P1" draw:layer="layout" svg:width="0.7cm" svg:height="0.3cm" svg:x="7.4cm" svg:y="6.618cm">
          <text:p/>
        </draw:ellipse>
        <draw:frame draw:style-name="gr7" draw:layer="layout" svg:width="3.1cm" svg:height="1.113cm" draw:transform="rotate (-0.00174532925318107) translate (3.702cm 1.3cm)">
          <draw:text-box>
            <text:p>C<text:span text:style-name="T1">A0</text:span><text:span text:style-name="T2">,T</text:span><text:span text:style-name="T1">A0</text:span></text:p>
          </draw:text-box>
        </draw:frame>
        <draw:frame draw:style-name="gr7" draw:layer="layout" svg:width="3.1cm" svg:height="1.113cm" draw:transform="rotate (-0.00174532925318107) translate (9.9cm 6.518cm)">
          <draw:text-box>
            <text:p>C<text:span text:style-name="T1">A</text:span><text:span text:style-name="T2">,T</text:span><text:span text:style-name="T1">R</text:span></text:p>
          </draw:text-box>
        </draw:frame>
        <draw:frame draw:style-name="gr8" draw:layer="layout" svg:width="1.202cm" svg:height="0.998cm" draw:transform="rotate (-0.00174532925318107) translate (4.202cm 6.218cm)">
          <draw:text-box>
            <text:p>Q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. Elmo Wilken</meta:initial-creator>
    <meta:creation-date>2015-03-03T15:13:53.50</meta:creation-date>
    <dc:date>2015-03-03T15:47:10.34</dc:date>
    <dc:creator>St. Elmo Wilken</dc:creator>
    <meta:editing-duration>PT12M49S</meta:editing-duration>
    <meta:editing-cycles>8</meta:editing-cycles>
    <meta:generator>OpenOffice/4.1.1$Win32 OpenOffice.org_project/411m6$Build-9775</meta:generator>
    <meta:document-statistic meta:object-count="18"/>
  </office:meta>
</office:document-meta>
</file>